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61e8"/>
    </style:style>
    <style:style style:name="T1" style:family="text">
      <style:text-properties officeooo:rsid="001b0271"/>
    </style:style>
    <style:style style:name="T2" style:family="text">
      <style:text-properties officeooo:rsid="001cb188"/>
    </style:style>
    <style:style style:name="T3" style:family="text">
      <style:text-properties officeooo:rsid="001e61e8"/>
    </style:style>
    <style:style style:name="T4" style:family="text">
      <style:text-properties officeooo:rsid="0020318a"/>
    </style:style>
    <style:style style:name="T5" style:family="text">
      <style:text-properties officeooo:rsid="0020dff6"/>
    </style:style>
    <style:style style:name="T6" style:family="text">
      <style:text-properties officeooo:rsid="00210e1e"/>
    </style:style>
    <style:style style:name="T7" style:family="text">
      <style:text-properties officeooo:rsid="0022200f"/>
    </style:style>
    <style:style style:name="T8" style:family="text">
      <style:text-properties officeooo:rsid="0022e6f0"/>
    </style:style>
    <style:style style:name="T9" style:family="text">
      <style:text-properties officeooo:rsid="0023d5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First and foremost, my sincere goal with this course of study is to obtain a </text:span><text:span text:style-name="T2">masters level </text:span><text:span text:style-name="T1">education in computer vision technologies. <text:s/></text:span><text:span text:style-name="T3">In particular, </text:span><text:span text:style-name="T1">by way of the research associated with this education, </text:span><text:span text:style-name="T3">I desire to</text:span><text:span text:style-name="T1"> lear</text:span><text:span text:style-name="T2">n new tools that I can apply to solve pressing issues in Alaska </text:span><text:span text:style-name="T3">from a data-centric standpoint</text:span><text:span text:style-name="T2">. <text:s/></text:span><text:span text:style-name="T3">I want to build a skill set that allows me to tackle big, interdisciplinary problems with modern datascience tools. <text:s/>I want to use computer science, mathematics, and </text:span><text:span text:style-name="T4">statistics to make the world a better place. <text:s/>If I’m able to contribute to meaningful science along the way – all the better.</text:span></text:p>
      <text:p text:style-name="P1"/>
      <text:p text:style-name="P1"><text:tab/><text:span text:style-name="T4">So how did I get here? <text:s/>How did I – a former bush pilot end up in the position where I even have the opportunity tackle a quantitative graduate level courses? <text:s/>The fine people reviewing this document have my transcripts – largely I’m a dilettante. <text:s/>What brought me to this point in space and time? <text:s/></text:span><text:span text:style-name="T5">It was almost by accident. <text:s/></text:span><text:span text:style-name="T7">I guess the real history of my new story starts in 2016, after I had been flying for a living for about a decade.</text:span></text:p>
      <text:p text:style-name="P1"/>
      <text:p text:style-name="P1"><text:tab/><text:span text:style-name="T5">In 2016 I was flying medevac in Hawaii. <text:s/>My family and I had decided to live outside </text:span><text:span text:style-name="T7">Alaska </text:span><text:span text:style-name="T5">for a few years to thaw out. <text:s/></text:span><text:span text:style-name="T7">While I was there,</text:span><text:span text:style-name="T5"> I heard an interesting mathematical problem. <text:s/>Effectively </text:span><text:span text:style-name="T7">stumped by</text:span><text:span text:style-name="T5"> a variation on the Brachistichrone problem, I realized the mathematics I’d learned when I got my first Bachelors Degree (in Aviation) </text:span><text:span text:style-name="T7">were</text:span><text:span text:style-name="T5"> insufficient. <text:s/>I went back to school online, and worked to learn what I needed to know. <text:s/>While that problem faded in importance in my life, the immense satisfaction I got from solving quantitative problems </text:span><text:span text:style-name="T7">remained strong</text:span><text:span text:style-name="T5">. <text:s/></text:span><text:span text:style-name="T7">A</text:span><text:span text:style-name="T5">round that same time, I started self-teaching Python to try to solve some problems in aviation.</text:span></text:p>
      <text:p text:style-name="P1"/>
      <text:p text:style-name="P1"><text:tab/><text:span text:style-name="T5">In November of that year, disaster struck – I was suddenly </text:span><text:span text:style-name="T7">and inexplicably </text:span><text:span text:style-name="T5">rendered blind in one eye. <text:s/>I didn’t know it at the time, but this would be crucial to my academic growth. <text:s/>Unable to fly for a living for two years, I focused on my studies and completed my BS in Mathematics while working part-time, and trying to get back to flying. <text:s/>I was able to return to the cockpit for just shy of two years before disaster struck again </text:span><text:span text:style-name="T7">while I was flying on the Slope</text:span><text:span text:style-name="T5">. <text:s/>My other eye failed me and after significant medical investigation, it was discovered that I had Multiple Sclerosis. <text:s/>Now, not only had I had the rug pulled out from twice, I was out of the cockpit permanently.</text:span></text:p>
      <text:p text:style-name="P1"/>
      <text:p text:style-name="P1"><text:tab/><text:span text:style-name="T5">T</text:span><text:span text:style-name="T7">hough this time was – and I do not exaggerate when I say this – the worst time in my life, there was a silver lining</text:span><text:span text:style-name="T5">. <text:s/>Now that they </text:span><text:span text:style-name="T6">knew</text:span><text:span text:style-name="T5"> </text:span><text:span text:style-name="T6">what was wrong</text:span><text:span text:style-name="T5">, I could be treated </text:span><text:span text:style-name="T6">properly. <text:s/>It was hard – it still is hard – but I got better. <text:s/>I was able to see well enough to use my computer</text:span><text:span text:style-name="T5"> the following summer </text:span><text:span text:style-name="T6">and leaned into programming</text:span><text:span text:style-name="T5">. <text:s/></text:span><text:span text:style-name="T6">I started building portfolio projects in the summer of 2021, turning my programming hobby – which I had been using to try to automate the less exciting paperwork associated with bush flying – into a real career. <text:s/>I taught myself as much as I could about the tools, the processes, and how professional programmers work. <text:s/></text:span><text:span text:style-name="T7">I read voraciously on everything I could find related to computer science </text:span><text:span text:style-name="T8">and continue to do so.</text:span></text:p>
      <text:p text:style-name="P1"/>
      <text:p text:style-name="P1"><text:tab/><text:span text:style-name="T6">Leveraging my experience in aviation, I got hired as a contractor for a New Zealand company and discovered what was possible with big data. <text:s/>We were tracking aircraft with our hardware and providing data driven insights into operations. <text:s/>We could tell operators about the quality of aircraft </text:span><text:span text:style-name="T8">performance</text:span><text:span text:style-name="T6">, how safe it was being flown, </text:span><text:span text:style-name="T8">location data, and much more</text:span><text:span text:style-name="T6">; if used properly, our data could make a real difference in air safety </text:span><text:span text:style-name="T8">by providing feedback between management and operations.</text:span><text:span text:style-name="T6"> <text:s/>I saw the power of data first hand and I was hooked. <text:s/>I wanted to use these tools to solve real world problems – </text:span><text:span text:style-name="T8">not just in aviation, but everywhere</text:span><text:span text:style-name="T6">.</text:span></text:p>
      <text:p text:style-name="P1"/>
      <text:p text:style-name="P1"><text:tab/><text:span text:style-name="T6">But this job was only part-time, I needed more education not only to be employable but to learn the necessary skills to succeed. <text:s/>I </text:span><text:span text:style-name="T7">might be able to teach myself about machine learning and data science on Youtube and Wikipedia, but the reality is that I would not be able give myself the adequate depth to accomplish what I desired. <text:s/></text:span><text:span text:style-name="T8">In April of 2022, </text:span><text:span text:style-name="T7">I decided to go back to school in </text:span><text:soft-page-break/><text:span text:style-name="T7">earnes</text:span><text:span text:style-name="T8">t for computer science. <text:s/></text:span><text:span text:style-name="T9">Soon after I applied, I heard of this exceptional opportunity from Dr. Frank Witmer, and have been enthralled with this project.</text:span></text:p>
      <text:p text:style-name="P1"/>
      <text:p text:style-name="P1"><text:tab/><text:span text:style-name="T9">If you folks give me this opportunity, I want to use what I learn to empower citizen scientists</text:span></text:p>
      <text:p text:style-name="P1">…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8:10:21.483516178</meta:creation-date>
    <dc:date>2022-06-05T20:08:24.289074647</dc:date>
    <meta:editing-duration>PT54M40S</meta:editing-duration>
    <meta:editing-cycles>3</meta:editing-cycles>
    <meta:generator>LibreOffice/7.3.3.2$Linux_X86_64 LibreOffice_project/30$Build-2</meta:generator>
    <meta:document-statistic meta:table-count="0" meta:image-count="0" meta:object-count="0" meta:page-count="2" meta:paragraph-count="9" meta:word-count="780" meta:character-count="4443" meta:non-whitespace-character-count="3620"/>
  </office:meta>
</office:document-meta>
</file>